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stroke-linejoin="round" draw:fill-color="#ffffff" draw:textarea-horizontal-align="justify" draw:textarea-vertical-align="middle" draw:auto-grow-height="false" fo:min-height="0.702cm" fo:min-width="0.77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withoutfill">
      <style:graphic-properties svg:stroke-width="0.053cm" draw:marker-start-width="0.279cm" draw:marker-end="" draw:marker-end-width="0.379cm" draw:stroke-linejoin="round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000000" draw:marker-start="" draw:marker-start-width="0.279cm" draw:marker-end="" draw:marker-end-width="0.379cm" draw:stroke-linejoin="round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000000" draw:marker-start-width="0.279cm" draw:marker-end="" draw:marker-end-width="0.379cm" draw:stroke-linejoin="round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-8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0.952cm" svg:x="2.905cm" svg:y="8.937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0.952cm" svg:x="5.076cm" svg:y="8.937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0.952cm" svg:x="7.248cm" svg:y="8.937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0.952cm" svg:x="9.419cm" svg:y="8.937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0.952cm" svg:x="11.591cm" svg:y="8.937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0.952cm" svg:x="13.762cm" svg:y="8.937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0.952cm" svg:x="15.934cm" svg:y="8.937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0.952cm" svg:x="18.105cm" svg:y="8.937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0.952cm" svg:x="4.005cm" svg:y="6.737cm">
          <text:p text:style-name="P1"><text:span text:style-name="T1">ZH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0.952cm" svg:x="8.343cm" svg:y="6.737cm">
          <text:p text:style-name="P1"><text:span text:style-name="T1">ZH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0.952cm" svg:x="12.681cm" svg:y="6.737cm">
          <text:p text:style-name="P1"><text:span text:style-name="T1">ZH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0.952cm" svg:x="17.019cm" svg:y="6.737cm">
          <text:p text:style-name="P1"><text:span text:style-name="T1">ZH</text:span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0.952cm" svg:x="6.205cm" svg:y="4.537cm">
          <text:p text:style-name="P1"><text:span text:style-name="T1">ZH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0.952cm" svg:x="14.843cm" svg:y="4.537cm">
          <text:p text:style-name="P1"><text:span text:style-name="T1">ZH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0.952cm" svg:x="10.505cm" svg:y="2.337cm">
          <text:p text:style-name="P1"><text:span text:style-name="T1">ZH</text:span><text:span text:style-name="T2">3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572cm" svg:y1="8.937cm" svg:x2="4.628cm" svg:y2="7.689cm">
          <text:p/>
        </draw:line>
        <draw:line draw:style-name="gr2" draw:text-style-name="P3" draw:layer="layout" svg:x1="5.692cm" svg:y1="8.938cm" svg:x2="4.676cm" svg:y2="7.689cm">
          <text:p/>
        </draw:line>
        <draw:line draw:style-name="gr3" draw:text-style-name="P3" draw:layer="layout" svg:x1="7.894cm" svg:y1="8.938cm" svg:x2="8.95cm" svg:y2="7.69cm">
          <text:p/>
        </draw:line>
        <draw:line draw:style-name="gr3" draw:text-style-name="P3" draw:layer="layout" svg:x1="10.014cm" svg:y1="8.939cm" svg:x2="8.998cm" svg:y2="7.69cm">
          <text:p/>
        </draw:line>
        <draw:line draw:style-name="gr3" draw:text-style-name="P3" draw:layer="layout" svg:x1="12.228cm" svg:y1="8.938cm" svg:x2="13.284cm" svg:y2="7.69cm">
          <text:p/>
        </draw:line>
        <draw:line draw:style-name="gr3" draw:text-style-name="P3" draw:layer="layout" svg:x1="14.348cm" svg:y1="8.939cm" svg:x2="13.332cm" svg:y2="7.69cm">
          <text:p/>
        </draw:line>
        <draw:line draw:style-name="gr3" draw:text-style-name="P3" draw:layer="layout" svg:x1="16.572cm" svg:y1="8.938cm" svg:x2="17.628cm" svg:y2="7.69cm">
          <text:p/>
        </draw:line>
        <draw:line draw:style-name="gr3" draw:text-style-name="P3" draw:layer="layout" svg:x1="18.692cm" svg:y1="8.939cm" svg:x2="17.676cm" svg:y2="7.69cm">
          <text:p/>
        </draw:line>
        <draw:line draw:style-name="gr2" draw:text-style-name="P3" draw:layer="layout" svg:x1="4.672cm" svg:y1="6.738cm" svg:x2="6.747cm" svg:y2="5.489cm">
          <text:p/>
        </draw:line>
        <draw:line draw:style-name="gr2" draw:text-style-name="P3" draw:layer="layout" svg:x1="8.946cm" svg:y1="6.739cm" svg:x2="6.871cm" svg:y2="5.49cm">
          <text:p/>
        </draw:line>
        <draw:line draw:style-name="gr4" draw:text-style-name="P3" draw:layer="layout" svg:x1="13.372cm" svg:y1="6.738cm" svg:x2="15.447cm" svg:y2="5.489cm">
          <text:p/>
        </draw:line>
        <draw:line draw:style-name="gr4" draw:text-style-name="P3" draw:layer="layout" svg:x1="17.646cm" svg:y1="6.739cm" svg:x2="15.571cm" svg:y2="5.49cm">
          <text:p/>
        </draw:line>
        <draw:line draw:style-name="gr2" draw:text-style-name="P3" draw:layer="layout" svg:x1="6.804cm" svg:y1="4.537cm" svg:x2="11.075cm" svg:y2="3.313cm">
          <text:p/>
        </draw:line>
        <draw:line draw:style-name="gr2" draw:text-style-name="P3" draw:layer="layout" svg:x1="15.459cm" svg:y1="4.537cm" svg:x2="11.199cm" svg:y2="3.31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5T15:17:00.311716428</meta:creation-date>
    <dc:date>2022-12-29T11:42:05.523935337</dc:date>
    <meta:editing-duration>PT7M1S</meta:editing-duration>
    <meta:editing-cycles>2</meta:editing-cycles>
    <meta:generator>LibreOffice/7.3.7.2$Linux_X86_64 LibreOffice_project/30$Build-2</meta:generator>
    <meta:document-statistic meta:object-count="29"/>
  </office:meta>
</office:document-meta>
</file>